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39c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39ca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839ca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839c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ُرُوج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سَّمَآءِ ذَاتِ </text:span><text:span text:style-name="T5">۱</text:span><text:span text:style-name="T2">لْبُرُوجِ </text:span><text:span text:style-name="T3">(1)</text:span><text:span text:style-name="T2"> وَالْيَوْمِ </text:span><text:span text:style-name="T5">۱</text:span><text:span text:style-name="T2">لْمَوْعُودِ </text:span><text:span text:style-name="T3">(2)</text:span><text:span text:style-name="T2"> وَشَاهِدٍ وَمَشْهُودٍ </text:span><text:span text:style-name="T3">(3)</text:span><text:span text:style-name="T2"> قُتِلَ أَصْحَـٰبُ </text:span><text:span text:style-name="T5">۴</text:span><text:span text:style-name="T2">لاُخْدُودِ </text:span><text:span text:style-name="T3">(4)</text:span><text:span text:style-name="T2"> </text:span><text:span text:style-name="T5">۱</text:span><text:span text:style-name="T2">لنّۭارۣ ذَاتِ </text:span><text:span text:style-name="T5">۱</text:span><text:span text:style-name="T2">لْوَقُودِ </text:span><text:span text:style-name="T3">(5)</text:span><text:span text:style-name="T2"> إِذْ هُمْ عَلَيْهَا قُعُودٌ </text:span><text:span text:style-name="T3">(6)</text:span><text:span text:style-name="T2"> وَهُمْ عَلَــيٰ مَا يَفْعَلُونَ بِالْمُومِنِينَ شُهُودٌؐ </text:span><text:span text:style-name="T3">(7)</text:span><text:span text:style-name="T2"> وَمَا نَقَمُواْ مِنْهُمُ; إِلٓاَّ أَنْ يُّومِنُواْ بِاللَّهِ </text:span><text:span text:style-name="T5">۱</text:span><text:span text:style-name="T2">لْعَزۣيزۣ </text:span><text:span text:style-name="T5">۱</text:span><text:span text:style-name="T2">لْحَمِيدِ </text:span><text:span text:style-name="T3">(8)</text:span><text:span text:style-name="T2"> </text:span><text:span text:style-name="T5">۱ﻟ﮲</text:span><text:span text:style-name="T2"> لَهُ„ مُلْــكُ </text:span><text:span text:style-name="T5">۴</text:span><text:span text:style-name="T2">لسَّمَـٰوَ؛تِ وَالاَرْضِؐ وَاللَّهُ عَلَــيٰ كُلِّ شَيْءٍ شَهِيد٘ؐ </text:span><text:span text:style-name="T3">(9)</text:span><text:span text:style-name="T2"> اِنَّ </text:span><text:span text:style-name="T5">۰</text:span><text:span text:style-name="T2">لذِيــنَ فَتَنُواْ </text:span><text:span text:style-name="T5">۴</text:span><text:span text:style-name="T2">لْمُومِنِينَ وَالْمُومِنَـٰتِ ثُمَّ لَمْ يَتُوبُواْ فَلَهُمْ عَذَابُ جَهَنَّمَ وَلَهُمْ عَذَابُ </text:span><text:span text:style-name="T5">۴</text:span><text:span text:style-name="T2">لْحَرۣيقِؐ </text:span><text:span text:style-name="T3">(10)</text:span><text:span text:style-name="T2"> إِنَّ </text:span><text:span text:style-name="T5">۰</text:span><text:span text:style-name="T2">لذِيــنَ ءَامَنُواْ وَعَمِلُواْ </text:span><text:span text:style-name="T5">۴</text:span><text:span text:style-name="T2">ڤصَّـٰڤِحَـٰتِ لَهُمْ جَنَّـٰتٌ تَجْرۣى مِــن تَحْتِهَا </text:span><text:span text:style-name="T5">۰</text:span><text:span text:style-name="T2">لاَنْهَـٰرُؐ ذَ؛لِــكَ </text:span><text:span text:style-name="T5">۰</text:span><text:span text:style-name="T2">لْفَوْزُ </text:span><text:span text:style-name="T5">۴</text:span><text:span text:style-name="T2">لْكَبِيرُؐ </text:span><text:span text:style-name="T3">(11)</text:span><text:span text:style-name="T2"> ® إِنَّ بَطْشَ رَبِّكَ لَشَدِيد٘ؐ </text:span><text:span text:style-name="T3">(12)</text:span><text:span text:style-name="T2"> اِنَّهُ„ هُوَ يُبْدِىُٔ وَيُعِيدُؐ </text:span><text:span text:style-name="T3">(13)</text:span><text:span text:style-name="T2"> وَهُوَ </text:span><text:span text:style-name="T5">۰</text:span><text:span text:style-name="T2">لْغَفُورُ </text:span><text:span text:style-name="T5">۴</text:span><text:span text:style-name="T2">لْوَدُودُ </text:span><text:span text:style-name="T3">(14)</text:span><text:span text:style-name="T2"> ذُو </text:span><text:span text:style-name="T5">۴</text:span><text:span text:style-name="T2">لْعَرْشِؐ </text:span><text:span text:style-name="T5">۱</text:span><text:span text:style-name="T2">ڤْمَجِيدُ </text:span><text:span text:style-name="T3">(15)</text:span><text:span text:style-name="T2"> فَعَّالٌ لِّمَا يُرۣيدُؐ </text:span><text:span text:style-name="T3">(16)</text:span></text:p>
      <text:p text:style-name="P3" loext:marker-style-name="T2"/>
      <text:p text:style-name="P4" loext:marker-style-name="T2"><text:span text:style-name="T2">621</text:span></text:p>
      <text:p text:style-name="P2" loext:marker-style-name="T2"><text:span text:style-name="T2">هَلَ اَتۭيٰكَ حَدِيثُ </text:span><text:span text:style-name="T5">۴</text:span><text:span text:style-name="T2">لْجُنُودِ </text:span><text:span text:style-name="T3">(17)</text:span><text:span text:style-name="T2"> فِرْعَوْنَ وَثَمُودَؐ </text:span><text:span text:style-name="T3">(18)</text:span><text:span text:style-name="T2"> بَـلِ </text:span><text:span text:style-name="T5">۱</text:span><text:span text:style-name="T2">لذِيــنَ كَفَرُواْ فِى تَكْذِيبٍ </text:span><text:span text:style-name="T3">(19)</text:span><text:span text:style-name="T2"> وَاللَّهُ مِنْ وَّرَآئِهِم مُّحِيطٛؐ </text:span><text:span text:style-name="T3">(20)</text:span><text:span text:style-name="T2"> بَلْ هُوَ قُرْءَانٌ مَّجِيدٌ </text:span><text:span text:style-name="T3">(21)</text:span><text:span text:style-name="T2"> فِى لَوْحٍ مَّحْفُوظٌ </text:span><text:span text:style-name="T3">(2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7:01.546013719</meta:creation-date>
    <dc:date>2025-03-03T14:37:23.225477571</dc:date>
    <meta:editing-duration>PT23S</meta:editing-duration>
    <meta:editing-cycles>1</meta:editing-cycles>
    <meta:document-statistic meta:table-count="0" meta:image-count="0" meta:object-count="0" meta:page-count="2" meta:paragraph-count="4" meta:word-count="139" meta:character-count="742" meta:non-whitespace-character-count="606"/>
    <meta:generator>LibreOffice/24.8.2.1$Linux_X86_64 LibreOffice_project/0f794b6e29741098670a3b95d60478a65d05ef13</meta:generator>
  </office:meta>
</office:document-meta>
</file>